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use-regular-expressions="false">
        <table:iteration table:maximum-difference="0.0009946"/>
      </table:calculation-settings>
      <table:table table:name="Feuille1" table:style-name="ta1">
        <table:shapes>
          <draw:frame draw:z-index="0" draw:style-name="gr1" draw:text-style-name="P1" svg:width="159.99mm" svg:height="89.99mm" svg:x="46.16mm" svg:y="1mm">
            <draw:object draw:notify-on-update-of-ranges="Feuille1.A2:Feuille1.A6 Feuille1.B1:Feuille1.B1 Feuille1.B2:Feuille1.B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3">00/00/0000</text:date>, <text:time style:data-style-name="N2" text:time-value="13:46:20.77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ent Balland-Poirier</meta:initial-creator>
    <meta:creation-date>2014-11-23T13:43:49.431000000</meta:creation-date>
    <dc:date>2014-11-23T13:48:27.767000000</dc:date>
    <meta:editing-duration>PT4M8S</meta:editing-duration>
    <meta:editing-cycles>4</meta:editing-cycles>
    <meta:generator>LibreOfficeDev/4.4.0.0.beta1$Windows_x86 LibreOffice_project/9af3d21234aa89dac653c0bd76648188cdeb683e</meta:generator>
    <meta:document-statistic meta:table-count="1" meta:cell-count="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8.347cm" svg:y="7.279cm" style:legend-expansion="custom" chartooo:width="0.783cm" chartooo:height="0.598cm" style:legend-expansion-aspect-ratio="1.30936454849498" chart:style-name="ch2"/>
        <chart:plot-area chart:style-name="ch3" table:cell-range-address="Feuille1.A2:Feuille1.B6 Feuille1.B1:Feuille1.B1" chart:data-source-has-labels="row" svg:x="0.32cm" svg:y="0.18cm" svg:width="15.36cm" svg:height="8.64cm">
          <chartooo:coordinate-region svg:x="0.756cm" svg:y="0.379cm" svg:width="14.68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B2:Feuille1.B6" chart:label-cell-address="Feuille1.B1:Feuille1.B1" chart:class="chart:scatter">
            <chart:domain table:cell-range-address="Feuille1.A2:Feuille1.A6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</text:p>
                <draw:g>
                  <svg:desc>Feuille1.B1:Feui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uille1.A2:Feuille1.A6</svg:desc>
                </draw:g>
              </table:table-cell>
              <table:table-cell office:value-type="float" office:value="2">
                <text:p>2</text:p>
                <draw:g>
                  <svg:desc>Feuille1.B2:Feuille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4.4.0.0.beta1$Windows_x86 LibreOffice_project/9af3d21234aa89dac653c0bd76648188cdeb683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